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22c34" officeooo:paragraph-rsid="00122c34"/>
    </style:style>
    <style:style style:name="P2" style:family="paragraph" style:parent-style-name="Standard" style:list-style-name="L1">
      <style:text-properties officeooo:rsid="00122c34" officeooo:paragraph-rsid="00122c34"/>
    </style:style>
    <style:style style:name="P3" style:family="paragraph" style:parent-style-name="Standard">
      <style:text-properties officeooo:rsid="00122c34" officeooo:paragraph-rsid="0012fa18"/>
    </style:style>
    <style:style style:name="P4" style:family="paragraph" style:parent-style-name="Standard" style:list-style-name="L1">
      <style:text-properties officeooo:rsid="00123cbc" officeooo:paragraph-rsid="00123cbc"/>
    </style:style>
    <style:style style:name="T1" style:family="text">
      <style:text-properties officeooo:rsid="0012fa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HCP(Figure 36)</text:span></text:p>
      <text:p text:style-name="P3"><text:span text:style-name="T1"/></text:p>
      <text:p text:style-name="P1">DHCP provides</text:p>
      <text:list xml:id="list1055901521" text:style-name="L1">
        <text:list-item>
          <text:p text:style-name="P2">IP address</text:p>
        </text:list-item>
        <text:list-item>
          <text:p text:style-name="P2">subnet mask</text:p>
        </text:list-item>
        <text:list-item>
          <text:p text:style-name="P2">DNS server address</text:p>
        </text:list-item>
        <text:list-item>
          <text:p text:style-name="P4">Gateway rout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1-30T12:31:41</meta:creation-date>
    <dc:date>2013-03-15T13:57:37</dc:date>
    <dc:creator>Kempa </dc:creator>
    <meta:editing-duration>PT5S</meta:editing-duration>
    <meta:editing-cycles>4</meta:editing-cycles>
    <meta:generator>LibreOffice/3.6$Linux_x86 LibreOffice_project/360m1$Build-2</meta:generator>
    <meta:document-statistic meta:table-count="0" meta:image-count="0" meta:object-count="0" meta:page-count="1" meta:paragraph-count="6" meta:word-count="17" meta:character-count="85" meta:non-whitespace-character-count="78"/>
  </office:meta>
</office:document-meta>
</file>